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ymbol" svg:font-family="Symbol" style:font-pitch="variable"/>
    <style:font-face style:name="Symbol1" svg:font-family="Symbol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563c1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9.5pt" style:font-size-asian="9.5pt" style:font-size-complex="9.5pt"/>
    </style:style>
    <style:style style:name="P6" style:family="paragraph">
      <loext:graphic-properties draw:fill="solid" draw:fill-color="#0563c1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2" style:family="text">
      <style:text-properties fo:color="#000000" loext:opacity="100%" style:font-name="TimesNewRoman" fo:font-size="11pt" fo:font-weight="bold" style:font-name-asian="TimesNewRoman" style:font-size-asian="11pt" style:font-weight-asian="bold" style:font-name-complex="TimesNewRoman" style:font-size-complex="11pt" style:font-weight-complex="bold"/>
    </style:style>
    <style:style style:name="T3" style:family="text">
      <style:text-properties fo:color="#ff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4" style:family="text">
      <style:text-properties fo:color="#000000" loext:opacity="100%" style:font-name="TimesNewRoman" fo:font-size="10.5pt" fo:font-weight="normal" style:font-name-asian="TimesNewRoman" style:font-size-asian="10.5pt" style:font-weight-asian="normal" style:font-name-complex="TimesNewRoman" style:font-size-complex="10.5pt" style:font-weight-complex="normal"/>
    </style:style>
    <style:style style:name="T5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6" style:family="text">
      <style:text-properties fo:color="#000000" loext:opacity="100%" style:font-name="Symbol1" fo:font-size="12pt" fo:font-weight="normal" style:font-name-asian="Symbol1" style:font-size-asian="12pt" style:font-weight-asian="normal" style:font-name-complex="Symbol1" style:font-size-complex="12pt" style:font-weight-complex="normal"/>
    </style:style>
    <style:style style:name="T7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8" style:family="text">
      <style:text-properties fo:color="#000000" loext:opacity="100%" style:font-name="TimesNewRoman" fo:font-size="9.5pt" fo:font-weight="normal" style:font-name-asian="TimesNewRoman" style:font-size-asian="9.5pt" style:font-weight-asian="normal" style:font-name-complex="TimesNewRoman" style:font-size-complex="9.5pt" style:font-weight-complex="normal"/>
    </style:style>
    <style:style style:name="T9" style:family="text">
      <style:text-properties fo:color="#0563c1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10" style:family="text">
      <style:text-properties fo:color="#000000" loext:opacity="100%" style:font-name="TimesNewRoman" fo:font-size="8pt" fo:font-weight="normal" style:font-name-asian="TimesNewRoman" style:font-size-asian="8pt" style:font-weight-asian="normal" style:font-name-complex="TimesNewRoman" style:font-size-complex="8pt" style:font-weight-complex="normal"/>
    </style:style>
    <style:style style:name="T11" style:family="text">
      <style:text-properties fo:color="#ff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12" style:family="text">
      <style:text-properties fo:color="#000000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1.064cm" svg:height="0.471cm" svg:x="5.082cm" svg:y="2.561cm">
          <draw:text-box>
            <text:p text:style-name="P1"><text:span text:style-name="T1">DEFENCE INSTITUTE OF ADVANCED TECHNOLOGY <text:s/></text:span></text:p>
          </draw:text-box>
        </draw:frame>
        <draw:frame draw:style-name="gr2" draw:text-style-name="P3" draw:layer="layout" svg:width="2.826cm" svg:height="0.433cm" svg:x="8.285cm" svg:y="3.042cm">
          <draw:text-box>
            <text:p text:style-name="P1"><text:span text:style-name="T2">SPANDAN 2024 </text:span></text:p>
          </draw:text-box>
        </draw:frame>
        <draw:frame draw:style-name="gr1" draw:text-style-name="P2" draw:layer="layout" svg:width="3.342cm" svg:height="0.471cm" svg:x="8.02cm" svg:y="3.937cm">
          <draw:text-box>
            <text:p text:style-name="P1"><text:span text:style-name="T3">Quiz Competition </text:span></text:p>
          </draw:text-box>
        </draw:frame>
        <draw:frame draw:style-name="gr3" draw:text-style-name="P4" draw:layer="layout" svg:width="0.369cm" svg:height="0.412cm" svg:x="10.5cm" svg:y="4.4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99cm" svg:height="0.471cm" svg:x="2.717cm" svg:y="4.863cm">
          <draw:text-box>
            <text:p text:style-name="P1"><text:span text:style-name="T5">Embark on a journey of knowledge and wit, where individual brilliance takes center stage. </text:span></text:p>
          </draw:text-box>
        </draw:frame>
        <draw:frame draw:style-name="gr1" draw:text-style-name="P2" draw:layer="layout" svg:width="15.521cm" svg:height="0.471cm" svg:x="2.717cm" svg:y="5.419cm">
          <draw:text-box>
            <text:p text:style-name="P1"><text:span text:style-name="T5">This intellectual event is designed for those who possess a passion for trivia, a keen eye for </text:span></text:p>
          </draw:text-box>
        </draw:frame>
        <draw:frame draw:style-name="gr1" draw:text-style-name="P2" draw:layer="layout" svg:width="7.271cm" svg:height="0.471cm" svg:x="2.717cm" svg:y="5.975cm">
          <draw:text-box>
            <text:p text:style-name="P1"><text:span text:style-name="T5">detail, and a love for friendly competition. </text:span></text:p>
          </draw:text-box>
        </draw:frame>
        <draw:frame draw:style-name="gr1" draw:text-style-name="P2" draw:layer="layout" svg:width="13.405cm" svg:height="0.471cm" svg:x="2.717cm" svg:y="6.892cm">
          <draw:text-box>
            <text:p text:style-name="P1"><text:span text:style-name="T5">The Quiz competition will be on the following areas relating to both education </text:span></text:p>
          </draw:text-box>
        </draw:frame>
        <draw:frame draw:style-name="gr1" draw:text-style-name="P2" draw:layer="layout" svg:width="1.492cm" svg:height="0.471cm" svg:x="2.717cm" svg:y="7.448cm">
          <draw:text-box>
            <text:p text:style-name="P1"><text:span text:style-name="T5">and fun. </text:span></text:p>
          </draw:text-box>
        </draw:frame>
        <draw:frame draw:style-name="gr1" draw:text-style-name="P2" draw:layer="layout" svg:width="0.422cm" svg:height="0.424cm" svg:x="3.353cm" svg:y="8.158cm">
          <draw:text-box>
            <text:p text:style-name="P1"><text:span text:style-name="T6">•</text:span></text:p>
          </draw:text-box>
        </draw:frame>
        <draw:frame draw:style-name="gr1" draw:text-style-name="P2" draw:layer="layout" svg:width="0.422cm" svg:height="0.475cm" svg:x="3.547cm" svg:y="8.10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6.636cm" svg:height="0.471cm" svg:x="3.988cm" svg:y="8.11cm">
          <draw:text-box>
            <text:p text:style-name="P1"><text:span text:style-name="T5">How well do you know DIAT-DRDO <text:s/></text:span></text:p>
          </draw:text-box>
        </draw:frame>
        <draw:frame draw:style-name="gr1" draw:text-style-name="P2" draw:layer="layout" svg:width="0.422cm" svg:height="0.424cm" svg:x="3.353cm" svg:y="8.678cm">
          <draw:text-box>
            <text:p text:style-name="P1"><text:span text:style-name="T6">•</text:span></text:p>
          </draw:text-box>
        </draw:frame>
        <draw:frame draw:style-name="gr1" draw:text-style-name="P2" draw:layer="layout" svg:width="0.422cm" svg:height="0.475cm" svg:x="3.547cm" svg:y="8.62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4.278cm" svg:height="0.471cm" svg:x="3.988cm" svg:y="8.63cm">
          <draw:text-box>
            <text:p text:style-name="P1"><text:span text:style-name="T5">Upcoming Technologies </text:span></text:p>
          </draw:text-box>
        </draw:frame>
        <draw:frame draw:style-name="gr1" draw:text-style-name="P2" draw:layer="layout" svg:width="0.422cm" svg:height="0.424cm" svg:x="3.353cm" svg:y="9.198cm">
          <draw:text-box>
            <text:p text:style-name="P1"><text:span text:style-name="T6">•</text:span></text:p>
          </draw:text-box>
        </draw:frame>
        <draw:frame draw:style-name="gr1" draw:text-style-name="P2" draw:layer="layout" svg:width="0.422cm" svg:height="0.475cm" svg:x="3.547cm" svg:y="9.14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2.538cm" svg:height="0.471cm" svg:x="3.988cm" svg:y="9.151cm">
          <draw:text-box>
            <text:p text:style-name="P1"><text:span text:style-name="T5">Mental Health </text:span></text:p>
          </draw:text-box>
        </draw:frame>
        <draw:frame draw:style-name="gr1" draw:text-style-name="P2" draw:layer="layout" svg:width="0.422cm" svg:height="0.424cm" svg:x="3.353cm" svg:y="9.71cm">
          <draw:text-box>
            <text:p text:style-name="P1"><text:span text:style-name="T6">•</text:span></text:p>
          </draw:text-box>
        </draw:frame>
        <draw:frame draw:style-name="gr1" draw:text-style-name="P2" draw:layer="layout" svg:width="0.422cm" svg:height="0.475cm" svg:x="3.547cm" svg:y="9.656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544cm" svg:height="0.471cm" svg:x="3.988cm" svg:y="9.662cm">
          <draw:text-box>
            <text:p text:style-name="P1"><text:span text:style-name="T5">Fun trivia (Movies and TV shows, Cartoons, Food, Riddles, logo identification, etc.,) </text:span></text:p>
          </draw:text-box>
        </draw:frame>
        <draw:frame draw:style-name="gr1" draw:text-style-name="P2" draw:layer="layout" svg:width="0.422cm" svg:height="0.424cm" svg:x="3.353cm" svg:y="10.231cm">
          <draw:text-box>
            <text:p text:style-name="P1"><text:span text:style-name="T6">•</text:span></text:p>
          </draw:text-box>
        </draw:frame>
        <draw:frame draw:style-name="gr1" draw:text-style-name="P2" draw:layer="layout" svg:width="0.422cm" svg:height="0.475cm" svg:x="3.547cm" svg:y="10.17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552cm" svg:height="0.471cm" svg:x="3.988cm" svg:y="10.183cm">
          <draw:text-box>
            <text:p text:style-name="P1"><text:span text:style-name="T5">Other topics: General Knowledge, Current affairs, Sports, Pre and Post Independence </text:span></text:p>
          </draw:text-box>
        </draw:frame>
        <draw:frame draw:style-name="gr1" draw:text-style-name="P2" draw:layer="layout" svg:width="3.571cm" svg:height="0.471cm" svg:x="3.988cm" svg:y="10.668cm">
          <draw:text-box>
            <text:p text:style-name="P1"><text:span text:style-name="T5">events, aptitude, etc. </text:span></text:p>
          </draw:text-box>
        </draw:frame>
        <draw:frame draw:style-name="gr1" draw:text-style-name="P2" draw:layer="layout" svg:width="5.243cm" svg:height="0.471cm" svg:x="2.717cm" svg:y="11.506cm">
          <draw:text-box>
            <text:p text:style-name="P1"><text:span text:style-name="T1">Rules for Quiz Competition: </text:span></text:p>
          </draw:text-box>
        </draw:frame>
        <draw:frame draw:style-name="gr4" draw:text-style-name="P5" draw:layer="layout" svg:width="0.334cm" svg:height="0.369cm" svg:x="2.541cm" svg:y="11.99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3.177cm" svg:y="12.397cm">
          <draw:text-box>
            <text:p text:style-name="P1"><text:span text:style-name="T5">1</text:span><text:span text:style-name="T5">.</text:span></text:p>
          </draw:text-box>
        </draw:frame>
        <draw:frame draw:style-name="gr1" draw:text-style-name="P2" draw:layer="layout" svg:width="0.422cm" svg:height="0.475cm" svg:x="3.494cm" svg:y="12.391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9.514cm" svg:height="0.471cm" svg:x="3.812cm" svg:y="12.397cm">
          <draw:text-box>
            <text:p text:style-name="P1"><text:span text:style-name="T5">The competition is </text:span><text:span text:style-name="T5">open to individual </text:span><text:span text:style-name="T5">participants only. </text:span></text:p>
          </draw:text-box>
        </draw:frame>
        <draw:frame draw:style-name="gr1" draw:text-style-name="P2" draw:layer="layout" svg:width="0.422cm" svg:height="0.471cm" svg:x="2.541cm" svg:y="12.88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177cm" svg:y="13.377cm">
          <draw:text-box>
            <text:p text:style-name="P1"><text:span text:style-name="T5">2</text:span><text:span text:style-name="T5">.</text:span></text:p>
          </draw:text-box>
        </draw:frame>
        <draw:frame draw:style-name="gr1" draw:text-style-name="P2" draw:layer="layout" svg:width="0.422cm" svg:height="0.475cm" svg:x="3.494cm" svg:y="13.371cm">
          <draw:text-box>
            <text:p text:style-name="P1"><text:span text:style-name="T7"><text:s/></text:span></text:p>
          </draw:text-box>
        </draw:frame>
        <draw:polygon draw:style-name="gr5" draw:text-style-name="P6" draw:layer="layout" svg:width="1.651cm" svg:height="0.018cm" svg:x="14.972cm" svg:y="13.797cm" svg:viewBox="0 0 1652 19" draw:points="0,19 1652,19 1652,0 0,0">
          <text:p/>
        </draw:polygon>
        <draw:frame draw:style-name="gr1" draw:text-style-name="P2" draw:layer="layout" svg:width="13.024cm" svg:height="0.471cm" svg:x="3.812cm" svg:y="13.377cm">
          <draw:text-box>
            <text:p text:style-name="P1"><text:span text:style-name="T5">P</text:span><text:span text:style-name="T5">a</text:span><text:span text:style-name="T5">r</text:span><text:span text:style-name="T5">t</text:span><text:span text:style-name="T5">i</text:span><text:span text:style-name="T5">c</text:span><text:span text:style-name="T5">i</text:span><text:span text:style-name="T5">p</text:span><text:span text:style-name="T5">a</text:span><text:span text:style-name="T5">n</text:span><text:span text:style-name="T5">t</text:span><text:span text:style-name="T5">s </text:span><text:span text:style-name="T5">m</text:span><text:span text:style-name="T5">u</text:span><text:span text:style-name="T5">s</text:span><text:span text:style-name="T5">t </text:span><text:span text:style-name="T5">r</text:span><text:span text:style-name="T5">e</text:span><text:span text:style-name="T5">g</text:span><text:span text:style-name="T5">i</text:span><text:span text:style-name="T5">s</text:span><text:span text:style-name="T5">t</text:span><text:span text:style-name="T5">e</text:span><text:span text:style-name="T5">r </text:span><text:span text:style-name="T5">i</text:span><text:span text:style-name="T5">n</text:span><text:span text:style-name="T5">d</text:span><text:span text:style-name="T5">i</text:span><text:span text:style-name="T5">v</text:span><text:span text:style-name="T5">i</text:span><text:span text:style-name="T5">d</text:span><text:span text:style-name="T5">u</text:span><text:span text:style-name="T5">a</text:span><text:span text:style-name="T5">l</text:span><text:span text:style-name="T5">l</text:span><text:span text:style-name="T5">y</text:span><text:span text:style-name="T5">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 </text:span><text:span text:style-name="T5">g</text:span><text:span text:style-name="T5">o</text:span><text:span text:style-name="T5">o</text:span><text:span text:style-name="T5">g</text:span><text:span text:style-name="T5">l</text:span><text:span text:style-name="T5">e</text:span><text:span text:style-name="T5"> </text:span><text:span text:style-name="T5">f</text:span><text:span text:style-name="T5">o</text:span><text:span text:style-name="T5">r</text:span><text:span text:style-name="T5">m</text:span><text:span text:style-name="T5"> </text:span><text:span text:style-name="T5">l</text:span><text:span text:style-name="T5">i</text:span><text:span text:style-name="T5">n</text:span><text:span text:style-name="T5">k</text:span><text:span text:style-name="T5"> </text:span><text:span text:style-name="T9">c</text:span><text:span text:style-name="T9">l</text:span><text:span text:style-name="T9">i</text:span><text:span text:style-name="T9">c</text:span><text:span text:style-name="T9">k</text:span><text:span text:style-name="T9"> </text:span><text:span text:style-name="T9">h</text:span><text:span text:style-name="T9">e</text:span><text:span text:style-name="T9">r</text:span><text:span text:style-name="T9">e</text:span><text:span text:style-name="T5">. </text:span></text:p>
          </draw:text-box>
        </draw:frame>
        <draw:frame draw:style-name="gr3" draw:text-style-name="P4" draw:layer="layout" svg:width="0.369cm" svg:height="0.412cm" svg:x="2.541cm" svg:y="13.8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1cm" svg:x="3.177cm" svg:y="14.285cm">
          <draw:text-box>
            <text:p text:style-name="P1"><text:span text:style-name="T5">3</text:span><text:span text:style-name="T5">.</text:span></text:p>
          </draw:text-box>
        </draw:frame>
        <draw:frame draw:style-name="gr1" draw:text-style-name="P2" draw:layer="layout" svg:width="0.422cm" svg:height="0.475cm" svg:x="3.494cm" svg:y="14.279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8.68cm" svg:height="0.471cm" svg:x="3.812cm" svg:y="14.285cm">
          <draw:text-box>
            <text:p text:style-name="P1"><text:span text:style-name="T5">The medium of the questions will be </text:span><text:span text:style-name="T5">only English. </text:span></text:p>
          </draw:text-box>
        </draw:frame>
        <draw:frame draw:style-name="gr4" draw:text-style-name="P5" draw:layer="layout" svg:width="0.334cm" svg:height="0.369cm" svg:x="2.541cm" svg:y="14.78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3.177cm" svg:y="15.176cm">
          <draw:text-box>
            <text:p text:style-name="P1"><text:span text:style-name="T5">4</text:span><text:span text:style-name="T5">.</text:span></text:p>
          </draw:text-box>
        </draw:frame>
        <draw:frame draw:style-name="gr1" draw:text-style-name="P2" draw:layer="layout" svg:width="0.422cm" svg:height="0.475cm" svg:x="3.494cm" svg:y="15.1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5.81cm" svg:height="0.471cm" svg:x="3.812cm" svg:y="15.176cm">
          <draw:text-box>
            <text:p text:style-name="P1"><text:span text:style-name="T5">There will be no screening round. </text:span></text:p>
          </draw:text-box>
        </draw:frame>
        <draw:frame draw:style-name="gr1" draw:text-style-name="P2" draw:layer="layout" svg:width="0.422cm" svg:height="0.471cm" svg:x="2.541cm" svg:y="15.6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177cm" svg:y="16.155cm">
          <draw:text-box>
            <text:p text:style-name="P1"><text:span text:style-name="T5">5.</text:span></text:p>
          </draw:text-box>
        </draw:frame>
        <draw:frame draw:style-name="gr1" draw:text-style-name="P2" draw:layer="layout" svg:width="0.422cm" svg:height="0.475cm" svg:x="3.494cm" svg:y="16.149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3.722cm" svg:height="0.471cm" svg:x="3.812cm" svg:y="16.155cm">
          <draw:text-box>
            <text:p text:style-name="P1"><text:span text:style-name="T5">Each participant </text:span><text:span text:style-name="T5">will be provided </text:span><text:span text:style-name="T5">with a designated </text:span><text:span text:style-name="T5">Question-cum-</text:span><text:span text:style-name="T5">answer sheet. </text:span></text:p>
          </draw:text-box>
        </draw:frame>
        <draw:frame draw:style-name="gr1" draw:text-style-name="P2" draw:layer="layout" svg:width="0.422cm" svg:height="0.471cm" svg:x="2.541cm" svg:y="16.6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177cm" svg:y="17.135cm">
          <draw:text-box>
            <text:p text:style-name="P1"><text:span text:style-name="T5">6.</text:span></text:p>
          </draw:text-box>
        </draw:frame>
        <draw:frame draw:style-name="gr1" draw:text-style-name="P2" draw:layer="layout" svg:width="0.422cm" svg:height="0.475cm" svg:x="3.494cm" svg:y="17.129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196cm" svg:height="0.471cm" svg:x="3.812cm" svg:y="17.135cm">
          <draw:text-box>
            <text:p text:style-name="P1"><text:span text:style-name="T5">M</text:span><text:span text:style-name="T5">u</text:span><text:span text:style-name="T5">l</text:span><text:span text:style-name="T5">t</text:span><text:span text:style-name="T5">i</text:span><text:span text:style-name="T5">p</text:span><text:span text:style-name="T5">l</text:span><text:span text:style-name="T5">e</text:span><text:span text:style-name="T5">-</text:span><text:span text:style-name="T5">c</text:span><text:span text:style-name="T5">h</text:span><text:span text:style-name="T5">o</text:span><text:span text:style-name="T5">i</text:span><text:span text:style-name="T5">c</text:span><text:span text:style-name="T5">e</text:span><text:span text:style-name="T5"> </text:span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(</text:span><text:span text:style-name="T5">M</text:span><text:span text:style-name="T5">C</text:span><text:span text:style-name="T5">Q</text:span><text:span text:style-name="T5">s</text:span><text:span text:style-name="T5">)</text:span><text:span text:style-name="T5">, </text:span><text:span text:style-name="T5">M</text:span><text:span text:style-name="T5">u</text:span><text:span text:style-name="T5">l</text:span><text:span text:style-name="T5">t</text:span><text:span text:style-name="T5">i</text:span><text:span text:style-name="T5">p</text:span><text:span text:style-name="T5">l</text:span><text:span text:style-name="T5">e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(</text:span><text:span text:style-name="T5">M</text:span><text:span text:style-name="T5">S</text:span><text:span text:style-name="T5">Q</text:span><text:span text:style-name="T5">s</text:span><text:span text:style-name="T5">)</text:span><text:span text:style-name="T5"> </text:span><text:span text:style-name="T5">t</text:span><text:span text:style-name="T5">r</text:span><text:span text:style-name="T5">u</text:span><text:span text:style-name="T5">e</text:span><text:span text:style-name="T5">/</text:span><text:span text:style-name="T5">f</text:span><text:span text:style-name="T5">a</text:span><text:span text:style-name="T5">l</text:span><text:span text:style-name="T5">s</text:span><text:span text:style-name="T5">e</text:span><text:span text:style-name="T5"> </text:span></text:p>
          </draw:text-box>
        </draw:frame>
        <draw:frame draw:style-name="gr1" draw:text-style-name="P2" draw:layer="layout" svg:width="8.879cm" svg:height="0.471cm" svg:x="3.812cm" svg:y="17.62cm">
          <draw:text-box>
            <text:p text:style-name="P1"><text:span text:style-name="T5">questions and one-</text:span><text:span text:style-name="T5">word answers are </text:span><text:span text:style-name="T5">to be expected. </text:span></text:p>
          </draw:text-box>
        </draw:frame>
        <draw:frame draw:style-name="gr4" draw:text-style-name="P5" draw:layer="layout" svg:width="0.334cm" svg:height="0.369cm" svg:x="2.541cm" svg:y="18.12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3.177cm" svg:y="18.511cm">
          <draw:text-box>
            <text:p text:style-name="P1"><text:span text:style-name="T5">7.</text:span></text:p>
          </draw:text-box>
        </draw:frame>
        <draw:frame draw:style-name="gr1" draw:text-style-name="P2" draw:layer="layout" svg:width="0.422cm" svg:height="0.475cm" svg:x="3.494cm" svg:y="18.50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1.627cm" svg:height="0.471cm" svg:x="3.812cm" svg:y="18.511cm">
          <draw:text-box>
            <text:p text:style-name="P1"><text:span text:style-name="T5">The total time duration of the competition will be 60 mins (1 hour). <text:s/></text:span></text:p>
          </draw:text-box>
        </draw:frame>
        <draw:frame draw:style-name="gr3" draw:text-style-name="P4" draw:layer="layout" svg:width="0.369cm" svg:height="0.412cm" svg:x="2.541cm" svg:y="18.9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1cm" svg:x="3.177cm" svg:y="19.428cm">
          <draw:text-box>
            <text:p text:style-name="P1"><text:span text:style-name="T5">8.</text:span></text:p>
          </draw:text-box>
        </draw:frame>
        <draw:frame draw:style-name="gr1" draw:text-style-name="P2" draw:layer="layout" svg:width="0.422cm" svg:height="0.475cm" svg:x="3.494cm" svg:y="19.42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3.113cm" svg:height="0.471cm" svg:x="3.812cm" svg:y="19.428cm">
          <draw:text-box>
            <text:p text:style-name="P1"><text:span text:style-name="T5">Any form of cheating, such as using unauthorized materials (smart phone) or </text:span></text:p>
          </draw:text-box>
        </draw:frame>
        <draw:frame draw:style-name="gr1" draw:text-style-name="P2" draw:layer="layout" svg:width="11.75cm" svg:height="0.471cm" svg:x="3.812cm" svg:y="19.984cm">
          <draw:text-box>
            <text:p text:style-name="P1"><text:span text:style-name="T5">seeking external assistance, will result in immediate disqualification. </text:span></text:p>
          </draw:text-box>
        </draw:frame>
        <draw:frame draw:style-name="gr1" draw:text-style-name="P2" draw:layer="layout" svg:width="0.422cm" svg:height="0.471cm" svg:x="3.177cm" svg:y="20.549cm">
          <draw:text-box>
            <text:p text:style-name="P1"><text:span text:style-name="T5">9.</text:span></text:p>
          </draw:text-box>
        </draw:frame>
        <draw:frame draw:style-name="gr1" draw:text-style-name="P2" draw:layer="layout" svg:width="0.422cm" svg:height="0.475cm" svg:x="3.494cm" svg:y="20.54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3.841cm" svg:height="0.471cm" svg:x="3.812cm" svg:y="20.549cm">
          <draw:text-box>
            <text:p text:style-name="P1"><text:span text:style-name="T5">All entries are judged anonymously. The participant's name and department must </text:span></text:p>
          </draw:text-box>
        </draw:frame>
        <draw:frame draw:style-name="gr1" draw:text-style-name="P2" draw:layer="layout" svg:width="7.152cm" svg:height="0.471cm" svg:x="3.812cm" svg:y="21.104cm">
          <draw:text-box>
            <text:p text:style-name="P1"><text:span text:style-name="T5">not appear anywhere on the answer sheet. </text:span></text:p>
          </draw:text-box>
        </draw:frame>
        <draw:frame draw:style-name="gr1" draw:text-style-name="P2" draw:layer="layout" svg:width="0.531cm" svg:height="0.471cm" svg:x="3.177cm" svg:y="21.669cm">
          <draw:text-box>
            <text:p text:style-name="P1"><text:span text:style-name="T5">10.</text:span></text:p>
          </draw:text-box>
        </draw:frame>
        <draw:frame draw:style-name="gr1" draw:text-style-name="P2" draw:layer="layout" svg:width="0.422cm" svg:height="0.475cm" svg:x="3.706cm" svg:y="21.66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7.233cm" svg:height="0.471cm" svg:x="3.812cm" svg:y="21.669cm">
          <draw:text-box>
            <text:p text:style-name="P1"><text:span text:style-name="T5">Please note that the point distribution for 1</text:span></text:p>
          </draw:text-box>
        </draw:frame>
        <draw:frame draw:style-name="gr6" draw:text-style-name="P7" draw:layer="layout" svg:width="0.281cm" svg:height="0.314cm" svg:x="11.038cm" svg:y="21.636cm">
          <draw:text-box>
            <text:p text:style-name="P1"><text:span text:style-name="T10">st</text:span></text:p>
          </draw:text-box>
        </draw:frame>
        <draw:frame draw:style-name="gr1" draw:text-style-name="P2" draw:layer="layout" svg:width="0.422cm" svg:height="0.471cm" svg:x="11.223cm" svg:y="21.669cm">
          <draw:text-box>
            <text:p text:style-name="P1"><text:span text:style-name="T5">,2</text:span></text:p>
          </draw:text-box>
        </draw:frame>
        <draw:frame draw:style-name="gr6" draw:text-style-name="P7" draw:layer="layout" svg:width="0.29cm" svg:height="0.314cm" svg:x="11.541cm" svg:y="21.636cm">
          <draw:text-box>
            <text:p text:style-name="P1"><text:span text:style-name="T10">nd</text:span></text:p>
          </draw:text-box>
        </draw:frame>
        <draw:frame draw:style-name="gr1" draw:text-style-name="P2" draw:layer="layout" svg:width="1.035cm" svg:height="0.471cm" svg:x="11.823cm" svg:y="21.669cm">
          <draw:text-box>
            <text:p text:style-name="P1"><text:span text:style-name="T5"><text:s/></text:span><text:span text:style-name="T5">and 3</text:span></text:p>
          </draw:text-box>
        </draw:frame>
        <draw:frame draw:style-name="gr6" draw:text-style-name="P7" draw:layer="layout" svg:width="0.281cm" svg:height="0.314cm" svg:x="12.873cm" svg:y="21.636cm">
          <draw:text-box>
            <text:p text:style-name="P1"><text:span text:style-name="T10">rd</text:span></text:p>
          </draw:text-box>
        </draw:frame>
        <draw:frame draw:style-name="gr1" draw:text-style-name="P2" draw:layer="layout" svg:width="4.041cm" svg:height="0.471cm" svg:x="13.111cm" svg:y="21.669cm">
          <draw:text-box>
            <text:p text:style-name="P1"><text:span text:style-name="T5"><text:s/></text:span><text:span text:style-name="T5">places are 30pts, 20pts </text:span></text:p>
          </draw:text-box>
        </draw:frame>
        <draw:frame draw:style-name="gr1" draw:text-style-name="P2" draw:layer="layout" svg:width="3.994cm" svg:height="0.471cm" svg:x="3.812cm" svg:y="22.225cm">
          <draw:text-box>
            <text:p text:style-name="P1"><text:span text:style-name="T5">and 10pts respectively. </text:span></text:p>
          </draw:text-box>
        </draw:frame>
        <draw:frame draw:style-name="gr1" draw:text-style-name="P2" draw:layer="layout" svg:width="0.531cm" svg:height="0.471cm" svg:x="3.177cm" svg:y="22.79cm">
          <draw:text-box>
            <text:p text:style-name="P1"><text:span text:style-name="T5">11.</text:span></text:p>
          </draw:text-box>
        </draw:frame>
        <draw:frame draw:style-name="gr1" draw:text-style-name="P2" draw:layer="layout" svg:width="0.422cm" svg:height="0.475cm" svg:x="3.706cm" svg:y="22.78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2.562cm" svg:height="0.471cm" svg:x="3.812cm" svg:y="22.79cm">
          <draw:text-box>
            <text:p text:style-name="P1"><text:span text:style-name="T5">Rules and Regulations can change depending upon circumstances and the </text:span></text:p>
          </draw:text-box>
        </draw:frame>
        <draw:frame draw:style-name="gr1" draw:text-style-name="P2" draw:layer="layout" svg:width="3.266cm" svg:height="0.471cm" svg:x="3.812cm" svg:y="23.345cm">
          <draw:text-box>
            <text:p text:style-name="P1"><text:span text:style-name="T5">number of Entries. </text:span></text:p>
          </draw:text-box>
        </draw:frame>
        <draw:frame draw:style-name="gr1" draw:text-style-name="P2" draw:layer="layout" svg:width="0.422cm" svg:height="0.471cm" svg:x="2.541cm" svg:y="23.9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4.18cm" svg:height="0.471cm" svg:x="2.541cm" svg:y="24.748cm">
          <draw:text-box>
            <text:p text:style-name="P1"><text:span text:style-name="T11">For any queries contact: </text:span></text:p>
          </draw:text-box>
        </draw:frame>
        <draw:frame draw:style-name="gr1" draw:text-style-name="P2" draw:layer="layout" svg:width="4.659cm" svg:height="0.471cm" svg:x="2.541cm" svg:y="25.516cm">
          <draw:text-box>
            <text:p text:style-name="P1"><text:span text:style-name="T5">Rishabh Rai - 8423344577 </text:span></text:p>
          </draw:text-box>
        </draw:frame>
        <draw:frame draw:style-name="gr2" draw:text-style-name="P3" draw:layer="layout" svg:width="4.354cm" svg:height="0.433cm" svg:x="2.541cm" svg:y="26.006cm">
          <draw:text-box>
            <text:p text:style-name="P1"><text:span text:style-name="T12">Chrysolin D – 8056128440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ymbol" svg:font-family="Symbol" style:font-pitch="variable"/>
    <style:font-face style:name="Symbol1" svg:font-family="Symbol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0.9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8T11:55:29.719850760</dc:date>
    <meta:editing-duration>PT44S</meta:editing-duration>
    <meta:editing-cycles>1</meta:editing-cycles>
    <meta:document-statistic meta:object-count="83"/>
    <meta:generator>LibreOffice/7.4.7.2$Linux_X86_64 LibreOffice_project/40$Build-2</meta:generator>
  </office:meta>
</office:document-meta>
</file>